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.7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06pt solid #000000"/>
    </style:style>
    <style:style style:name="ce2" style:family="table-cell" style:parent-style-name="Default">
      <style:table-cell-properties fo:background-color="#ffff38" fo:border="0.06pt solid #000000"/>
    </style:style>
    <style:style style:name="ce3" style:family="table-cell" style:parent-style-name="Default">
      <style:table-cell-properties fo:background-color="#999999" fo:border="0.06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00a933" fo:border="0.06pt solid #000000"/>
    </style:style>
    <style:style style:name="ce6" style:family="table-cell" style:parent-style-name="Default">
      <style:table-cell-properties fo:background-color="#ff8000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2a6099"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2" table:default-cell-style-name="ce3"/>
        <table:table-column table:style-name="co4" table:default-cell-style-name="ce5"/>
        <table:table-column table:style-name="co4" table:default-cell-style-name="ce6"/>
        <table:table-column table:style-name="co4" table:default-cell-style-name="ce7"/>
        <table:table-column table:style-name="co4" table:default-cell-style-name="ce8"/>
        <table:table-column table:style-name="co4" table:number-columns-repeated="2" table:default-cell-style-name="Default"/>
        <table:table-column table:style-name="co2" table:default-cell-style-name="ce3"/>
        <table:table-column table:style-name="co4" table:default-cell-style-name="ce5"/>
        <table:table-column table:style-name="co4" table:default-cell-style-name="ce6"/>
        <table:table-column table:style-name="co4" table:default-cell-style-name="ce7"/>
        <table:table-column table:style-name="co4" table:default-cell-style-name="ce8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ae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6"/>
          <table:table-cell table:style-name="ce1" office:value-type="float" office:value="202" calcext:value-type="float">
            <text:p>202</text:p>
          </table:table-cell>
          <table:table-cell table:number-columns-repeated="6"/>
          <table:table-cell table:style-name="ce1" office:value-type="float" office:value="203" calcext:value-type="float">
            <text:p>203</text:p>
          </table:table-cell>
          <table:table-cell table:number-columns-repeated="6"/>
          <table:table-cell table:style-name="ce1" office:value-type="float" office:value="204" calcext:value-type="float">
            <text:p>204</text:p>
          </table:table-cell>
          <table:table-cell table:style-name="Default" table:number-columns-repeated="4"/>
          <table:table-cell table:number-columns-repeated="2"/>
          <table:table-cell table:style-name="ce1" office:value-type="float" office:value="205" calcext:value-type="float">
            <text:p>205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ntervenant(s)</text:p>
          </table:table-cell>
          <table:table-cell table:style-name="ce2" office:value-type="string" calcext:value-type="string">
            <text:p>Arnaud Février</text:p>
          </table:table-cell>
          <table:table-cell office:value-type="string" calcext:value-type="string">
            <text:p>X :</text:p>
            <text:p>Etudiant</text:p>
          </table:table-cell>
          <table:table-cell office:value-type="string" calcext:value-type="string">
            <text:p>O :</text:p>
            <text:p>Enseignant</text:p>
          </table:table-cell>
          <table:table-cell table:number-columns-repeated="4"/>
          <table:table-cell table:style-name="ce2" office:value-type="string" calcext:value-type="string">
            <text:p>Hovsepian Anouch</text:p>
          </table:table-cell>
          <table:table-cell table:number-columns-repeated="6"/>
          <table:table-cell table:style-name="ce2" office:value-type="string" calcext:value-type="string">
            <text:p>Eric Wurbel</text:p>
          </table:table-cell>
          <table:table-cell table:number-columns-repeated="6"/>
          <table:table-cell table:style-name="ce2" office:value-type="string" calcext:value-type="string">
            <text:p>Arnaud Février</text:p>
          </table:table-cell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Arnaud Février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ompétences</text:p>
          </table:table-cell>
          <table:table-cell table:style-name="ce3" office:value-type="string" calcext:value-type="string">
            <text:p>Acquis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Non Acquis</text:p>
          </table:table-cell>
          <table:table-cell table:style-name="ce3" office:value-type="string" calcext:value-type="string">
            <text:p>Non-Abordé</text:p>
          </table:table-cell>
          <table:table-cell table:number-columns-repeated="2"/>
          <table:table-cell table:style-name="ce3" office:value-type="string" calcext:value-type="string">
            <text:p>Compétences</text:p>
          </table:table-cell>
          <table:table-cell table:style-name="ce3" office:value-type="string" calcext:value-type="string">
            <text:p>Acquis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Non Acquis</text:p>
          </table:table-cell>
          <table:table-cell table:style-name="ce3" office:value-type="string" calcext:value-type="string">
            <text:p>Non-Abordé</text:p>
          </table:table-cell>
          <table:table-cell table:number-columns-repeated="2"/>
          <table:table-cell table:style-name="ce3" office:value-type="string" calcext:value-type="string">
            <text:p>Compétences</text:p>
          </table:table-cell>
          <table:table-cell table:style-name="ce3" office:value-type="string" calcext:value-type="string">
            <text:p>Acquis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Non Acquis</text:p>
          </table:table-cell>
          <table:table-cell table:style-name="ce3" office:value-type="string" calcext:value-type="string">
            <text:p>Non-Abordé</text:p>
          </table:table-cell>
          <table:table-cell table:number-columns-repeated="2"/>
          <table:table-cell office:value-type="string" calcext:value-type="string">
            <text:p>Compétences</text:p>
          </table:table-cell>
          <table:table-cell table:style-name="ce3" office:value-type="string" calcext:value-type="string">
            <text:p>Acquis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Non Acquis</text:p>
          </table:table-cell>
          <table:table-cell table:style-name="ce3" office:value-type="string" calcext:value-type="string">
            <text:p>Non-Abordé</text:p>
          </table:table-cell>
          <table:table-cell table:number-columns-repeated="2"/>
          <table:table-cell office:value-type="string" calcext:value-type="string">
            <text:p>Compétences</text:p>
          </table:table-cell>
          <table:table-cell table:style-name="ce3" office:value-type="string" calcext:value-type="string">
            <text:p>Acquis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Non Acquis</text:p>
          </table:table-cell>
          <table:table-cell table:style-name="ce3" office:value-type="string" calcext:value-type="string">
            <text:p>Non-Abordé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AC0112 Comprendre l’architecture</text:p>
            <text:p>des systèmes numériques et les</text:p>
            <text:p>principes du codage de l’information</text:p>
            <text:p/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211</text:p>
            <text:p>Mesurer et analyser les signaux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311</text:p>
            <text:p>Utiliser un système informatique et ses outils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office:value-type="string" calcext:value-type="string">
            <text:p>AC0111</text:p>
            <text:p>Maîtriser les lois fondamentales de l’ électricité afin </text:p>
            <text:p>D’intervenir sur des équipement de réseaux et </text:p>
            <text:p>Télécommunic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111</text:p>
            <text:p>Maîtriser les lois fondamentales de l’ électricité afin </text:p>
            <text:p>D’intervenir sur des équipement de réseaux et </text:p>
            <text:p>Télécommunication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C0113</text:p>
            <text:p>Configurer les fonctions de base réseau local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212</text:p>
            <text:p>Caractériser des système de transmissions</text:p>
            <text:p>Élémentaires et découvrir la modélisation </text:p>
            <text:p>Mathématique de leur fonctionnement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312</text:p>
            <text:p>Lire, exécuter, corriger et modifier un programme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office:value-type="string" calcext:value-type="string">
            <text:p>AC0112 Comprendre l’architecture</text:p>
            <text:p>des systèmes numériques et les</text:p>
            <text:p>principes du codage de l’information</text:p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112 Comprendre l’architecture</text:p>
            <text:p>des systèmes numériques et les</text:p>
            <text:p>principes du codage de l’information</text:p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C0114 </text:p>
            <text:p>Maîtriser les rôles et les principes </text:p>
            <text:p>fondamentaux des systèmes d’exploitation </text:p>
            <text:p>afin d’interagir avec ceux-ci pour la </text:p>
            <text:p>configuration et administration des réseaux </text:p>
            <text:p>et services fournis 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213</text:p>
            <text:p>Déployer des supports de transmittion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313</text:p>
            <text:p>Traduire un algorithme, dans un langage et pour un</text:p>
            <text:p>Environnement donné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office:value-type="string" calcext:value-type="string">
            <text:p>AC0113</text:p>
            <text:p>Configurer les fonctions de base réseau loca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113</text:p>
            <text:p>Configurer les fonctions de base réseau local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C0115 Identifier les dysfonctionnements</text:p>
            <text:p>Du réseau local</text:p>
            <text:p/>
            <text:p/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215 </text:p>
            <text:p>Communiquer avec un client ou un collaborateur</text:p>
            <text:p/>
            <text:p/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AC0314 </text:p>
            <text:p>Connaître l’architecture et les technologies du site </text:p>
            <text:p>Web</text:p>
            <text:p/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office:value-type="string" calcext:value-type="string">
            <text:p>AC0114 </text:p>
            <text:p>Maîtriser les rôles et les principes </text:p>
            <text:p>fondamentaux des systèmes d’exploitation </text:p>
            <text:p>afin d’interagir avec ceux-ci pour la </text:p>
            <text:p>configuration et administration des réseaux </text:p>
            <text:p>et services fournis 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114 </text:p>
            <text:p>Maîtriser les rôles et les principes </text:p>
            <text:p>fondamentaux des systèmes d’exploitation </text:p>
            <text:p>afin d’interagir avec ceux-ci pour la </text:p>
            <text:p>configuration et administration des réseaux </text:p>
            <text:p>et services fournis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AC0116</text:p>
            <text:p>Installer un poste client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9"/>
          <table:table-cell table:style-name="ce3" office:value-type="string" calcext:value-type="string">
            <text:p>AC0315</text:p>
            <text:p>Choisir les mécanismes de gestion de données </text:p>
            <text:p>Adaptés au développement de l’outils</text:p>
          </table:table-cell>
          <table:table-cell table:style-name="ce5"/>
          <table:table-cell table:style-name="ce6" office:value-type="string" calcext:value-type="string">
            <text:p>X</text:p>
          </table:table-cell>
          <table:table-cell table:style-name="ce7"/>
          <table:table-cell table:style-name="ce8"/>
          <table:table-cell table:number-columns-repeated="2"/>
          <table:table-cell office:value-type="string" calcext:value-type="string">
            <text:p>AC0115 Identifier les dysfonctionnements</text:p>
            <text:p>Du réseau local</text:p>
            <text:p/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115 Identifier les dysfonctionnements</text:p>
            <text:p>Du réseau local</text:p>
            <text:p/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15"/>
          <table:table-cell table:style-name="ce3" office:value-type="string" calcext:value-type="string">
            <text:p>AC0316</text:p>
            <text:p>S’intégrer dans un environnement propice au </text:p>
            <text:p>Développement et au travail collaboratif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style-name="ce7"/>
          <table:table-cell table:style-name="ce8"/>
          <table:table-cell table:number-columns-repeated="2"/>
          <table:table-cell table:style-name="ce4" office:value-type="string" calcext:value-type="string">
            <text:p>AC0116</text:p>
            <text:p>Installer un poste clie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AC0116</text:p>
            <text:p>Installer un poste clie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211</text:p>
            <text:p>Mesurer et analyser les signau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211</text:p>
            <text:p>Mesurer et analyser les signaux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212</text:p>
            <text:p>Caractériser des système de transmissions</text:p>
            <text:p>Élémentaires et découvrir la modélisation </text:p>
            <text:p>Mathématique de leur fonctionne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212</text:p>
            <text:p>Caractériser des système de transmissions</text:p>
            <text:p>Élémentaires et découvrir la modélisation </text:p>
            <text:p>Mathématique de leur fonctionneme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213 </text:p>
            <text:p>Deployer des supports de transmiss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213 </text:p>
            <text:p>Communiquer avec un client ou un collaborateur</text:p>
            <text:p/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214 </text:p>
            <text:p>Connecter les systèmes de ToIP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214 </text:p>
            <text:p>Communiquer avec un client ou un collaborateur</text:p>
            <text:p/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215 </text:p>
            <text:p>Communiquer avec un client ou un collaborateur</text:p>
            <text:p/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215 </text:p>
            <text:p>Communiquer avec un client ou un collaborateur</text:p>
            <text:p/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1</text:p>
            <text:p>Utiliser un système informatique et ses outil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311</text:p>
            <text:p>Utiliser un système informatique et ses outil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2</text:p>
            <text:p>Lire, exécuter, corriger et modifier un programm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312</text:p>
            <text:p>Lire, exécuter, corriger et modifier un programm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3</text:p>
            <text:p>Traduire un algorithme, dans un langage et pour un</text:p>
            <text:p>Environnement donné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313</text:p>
            <text:p>Traduire un algorithme, dans un langage et pour un</text:p>
            <text:p>Environnement donné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4 </text:p>
            <text:p>Connaître l’architecture et les technologies du site </text:p>
            <text:p>Web</text:p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314 </text:p>
            <text:p>Connaître l’architecture et les technologies du site </text:p>
            <text:p>Web</text:p>
            <text:p/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5</text:p>
            <text:p>Choisir les mécanismes de gestion de données </text:p>
            <text:p>Adaptés au développement de l’outil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315</text:p>
            <text:p>Choisir les mécanismes de gestion de données </text:p>
            <text:p>Adaptés au développement de l’outil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2"/>
          <table:table-cell office:value-type="string" calcext:value-type="string">
            <text:p>AC0316</text:p>
            <text:p>S’intégrer dans un environnement propice au </text:p>
            <text:p>Développement et au travail collaboratif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0316</text:p>
            <text:p>S’intégrer dans un environnement propice au </text:p>
            <text:p>Développement et au travail collaboratif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 table:number-rows-repeated="4">
          <table:table-cell table:number-columns-repeated="2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9:26:03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9:26:42.904000000</dc:date>
    <meta:editing-duration>PT23M11S</meta:editing-duration>
    <meta:editing-cycles>4</meta:editing-cycles>
    <meta:generator>LibreOffice/7.2.5.2$Windows_x86 LibreOffice_project/499f9727c189e6ef3471021d6132d4c694f357e5</meta:generator>
    <meta:document-statistic meta:table-count="1" meta:cell-count="137" meta:object-count="0"/>
  </office:meta>
</office:document-meta>
</file>